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fo:letter-spacing="normal" style:font-name-complex="arial" style:font-size-complex="9.75pt" style:font-style-complex="normal" style:font-weight-complex="normal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style:font-name="arial" fo:font-size="14pt" fo:font-style="normal" fo:font-weight="normal"/>
    </style:style>
    <style:style style:name="T2" style:family="text">
      <style:text-properties style:font-name="arial" fo:font-size="14pt" fo:font-style="normal" fo:font-weight="bold"/>
    </style:style>
    <style:style style:name="T3" style:family="text">
      <style:text-properties style:font-name-complex="arial" style:font-size-complex="9.75pt" style:font-style-complex="normal" style:font-weight-complex="normal"/>
    </style:style>
    <style:style style:name="T4" style:family="text">
      <style:text-properties style:font-name-complex="arial" style:font-size-complex="9.75pt" style:font-style-complex="normal" style:font-weight-complex="bold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333333" style:font-name="arial" fo:font-size="14pt" fo:letter-spacing="normal" fo:font-style="normal" fo:font-weight="normal"/>
    </style:style>
    <style:style style:name="T7" style:family="text">
      <style:text-properties fo:font-variant="normal" fo:text-transform="none" fo:color="#333333" style:font-name="arial" fo:font-size="14pt" fo:letter-spacing="normal" fo:font-style="normal" fo:font-weight="bold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fo:font-variant="normal" fo:text-transform="none" fo:color="#333333" fo:letter-spacing="normal" style:font-name-complex="arial" style:font-size-complex="9.75pt" style:font-style-complex="normal" style:font-weight-complex="normal"/>
    </style:style>
    <style:style style:name="T10" style:family="text">
      <style:text-properties fo:font-variant="normal" fo:text-transform="none" fo:color="#333333" fo:letter-spacing="normal" style:font-name-complex="arial" style:font-size-complex="9.75pt" style:font-style-complex="normal" style:font-weight-complex="bold"/>
    </style:style>
    <style:style style:name="T11" style:family="text">
      <style:text-properties fo:font-variant="normal" fo:text-transform="none" fo:color="#006000" style:font-name="arial" fo:font-size="14pt" fo:letter-spacing="normal" fo:font-style="normal" fo:font-weight="normal"/>
    </style:style>
    <style:style style:name="T12" style:family="text">
      <style:text-properties fo:font-variant="normal" fo:text-transform="none" fo:color="#663399" fo:letter-spacing="normal" style:font-name-complex="arial" style:font-size-complex="9.75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এটা সতেজ ভাইর মাইক্রোসফটের ইন্টারভিউর গল্প।</text:p>
      <text:p text:style-name="P2"><text:span text:style-name="T3">সতেজ ভাইকে এইচ আর এর একজন ফোন করলো। প্রথম প্রশ্ন </text:span><text:span text:style-name="T1">- </text:span><text:span text:style-name="T3">তুমি কি রেফারেন্স ছাড়া কোড করতে পারো</text:span><text:span text:style-name="T1">? </text:span><text:span text:style-name="T3">সতেজ ভাই ভ্যাবাচ্যাকা খেয়ে বলল</text:span><text:span text:style-name="T1">," </text:span><text:span text:style-name="T3">হুমম পারি</text:span><text:span text:style-name="T1">! </text:span><text:span text:style-name="T3">রেফারেন্স ছাড়াই তো কোড লিখি।</text:span><text:span text:style-name="T1">" </text:span><text:span text:style-name="T3">কিছুক্ষণ আরো কথা বার্তা বলে তারপর জিজ্ঞেস করলো</text:span><text:span text:style-name="T1">, </text:span><text:span text:style-name="T3">তা তোমার সবচে</text:span><text:span text:style-name="T1">' </text:span><text:span text:style-name="T3">প্রিয় সফটওয়্যার কি</text:span><text:span text:style-name="T1">? </text:span><text:span text:style-name="T3">সতেজ ভাই তখন মাত্র ভিম ব্যবহার করা শুরু করেছে। তো সতেজ ভাই বলল</text:span><text:span text:style-name="T1">, "</text:span><text:span text:style-name="T3">ভিম</text:span><text:span text:style-name="T1">!" </text:span></text:p>
      <text:p text:style-name="P2"><text:span text:style-name="T3">এবার ইন্টারভিউ নেয়া লোকটা ভ্যাবাচ্যাকা খেল। সে আশা করছিল</text:span><text:span text:style-name="T1">, </text:span><text:span text:style-name="T3">সে শুনবে</text:span><text:span text:style-name="T1">, </text:span><text:span text:style-name="T3">মাইক্রোসফট অফিস</text:span><text:span text:style-name="T1">, </text:span><text:span text:style-name="T3">ম্যাথম্যাটিকা</text:span><text:span text:style-name="T1">, </text:span><text:span text:style-name="T3">ফটোশপ বা এধরণের কিছু। সে একটু থামলো।</text:span></text:p>
      <text:p text:style-name="P2"> </text:p>
      <text:p text:style-name="P2"> <text:span text:style-name="T3">তারপর বলল</text:span><text:span text:style-name="T1">, "</text:span><text:span text:style-name="T3">ভিম</text:span><text:span text:style-name="T1">? </text:span><text:span text:style-name="T3">সেটা আবার কি</text:span><text:span text:style-name="T1">?" </text:span></text:p>
      <text:p text:style-name="P2"> </text:p>
      <text:p text:style-name="P2"><text:span text:style-name="T1">--- </text:span><text:span text:style-name="T3">এই গল্পটা বলার মূল উদ্দেশ্য ছিল তোমাকে বলা</text:span><text:span text:style-name="T1">, </text:span><text:span text:style-name="T3">যে ভিম কতটা অখ্যাত একটা সফটওয়্যার। তোমাকে এরপর যদি আমি বলি</text:span><text:span text:style-name="T1">, </text:span><text:span text:style-name="T3">যে ভিম ফ্রি দেয়া হয়</text:span><text:span text:style-name="T1">, </text:span><text:span text:style-name="T3">ভিম কিনতে হয় না</text:span><text:span text:style-name="T1">, </text:span><text:span text:style-name="T3">কোন পয়সা লাগে না ভিম ব্যবহার করতে</text:span><text:span text:style-name="T1">, </text:span><text:span text:style-name="T3">তাহলে তুমি হয়তো ভাববে ভিম চরম ফকিরা। এমনিতেই কেউ চিনে না</text:span><text:span text:style-name="T1">, </text:span><text:span text:style-name="T3">তার উপর আবার মাগনা জিনিস</text:span><text:span text:style-name="T1">! </text:span><text:span text:style-name="T3">মাগনা দেয়ার পরও কেউ চিনে না। বেশ তো</text:span><text:span text:style-name="T1">, </text:span><text:span text:style-name="T3">আমি তোমাকে যখন এক চুটকিতে বোঝাতে পারবোই না ভিম কতটা জোশ একটা জিনিস</text:span><text:span text:style-name="T1">, </text:span><text:span text:style-name="T3">তো আমি ভিম এর গুণগান গাওয়াই শুরু করি। </text:span></text:p>
      <text:p text:style-name="P2"> </text:p>
      <text:p text:style-name="P2"><text:span text:style-name="T3">ভিম দিয়ে প্রচন্ড দ্রুত মুভ করা যায় এবং প্রচন্ড দ্রুত কাজ করা যায়। ধরো তুমি একটা লাইন লিখছে বসে বসে </text:span><text:span text:style-name="T1">- </text:span><text:span text:style-name="T3">তুমি এখন লাইনের শুরুতে যেতে চাও। সাধারণ একটা এডিটরে তোমাকে কি করতে হবে</text:span><text:span text:style-name="T1">? </text:span><text:span text:style-name="T3">ইতিউতি করে প্রথমে তোমার মাউসটাকে খুঁজতে হবে</text:span><text:span text:style-name="T1">, </text:span><text:span text:style-name="T3">তারপর মাউসের কার্সরটাকে লাইনের শুরুতে টে</text:span><text:span text:style-name="T1">-</text:span><text:span text:style-name="T3">এ</text:span><text:span text:style-name="T1">-</text:span><text:span text:style-name="T3">নে নিয়ে আসতে হবে </text:span><text:span text:style-name="T1">- </text:span><text:span text:style-name="T3">অথবা </text:span><text:span text:style-name="T1">- &lt; </text:span><text:span text:style-name="T3">অ্যারো কিটাকে অনবরত টেপাটেপি করতে হবে যতক্ষণ না সেটা লাইনের প্রথমে যায়</text:span><text:span text:style-name="T1">! </text:span><text:span text:style-name="T3">ভিমে</text:span><text:span text:style-name="T1">, </text:span><text:span text:style-name="T3">ব্যাপারটা খুব সহজ</text:span><text:span text:style-name="T1">, </text:span><text:span text:style-name="T3">আমি শুধু </text:span><text:span text:style-name="T1">Esc </text:span><text:span text:style-name="T3">চাপবো</text:span><text:span text:style-name="T1">, </text:span><text:span text:style-name="T3">তারপর চাপবো </text:span><text:span text:style-name="T1">0 - </text:span><text:span text:style-name="T3">ব্যাস</text:span><text:span text:style-name="T1">! </text:span><text:span text:style-name="T3">আমার কাজ শেষ। আমার পুরো কাজটা করতে এক সেকেন্ডও লাগবে না। তারপর ধরো তুমি একটা লাইন মুছতে চাও</text:span><text:span text:style-name="T1">, </text:span><text:span text:style-name="T3">তোমাকে সাধারণ এডিটরে পুরো লাইন অনেক কষ্ট করে সিলেক্ট করতে হবে</text:span><text:span text:style-name="T1">, </text:span><text:span text:style-name="T3">তারপর রাইট ক্লিক করে ডিলিট সিলেক্ট করতে হবে</text:span><text:span text:style-name="T1">, </text:span><text:span text:style-name="T3">কিংবা কিবোর্ড থেকে খুঁজে টুজে ডিলিট বাটনটা বের করে ধাম করে একটা চাপ দিতে হবে। ভিমে এর কিছুই করা লাগে না। আমি যদি ওই লাইনটার উপর থাকি</text:span><text:span text:style-name="T1">, </text:span><text:span text:style-name="T3">আমার কাজ হচ্ছে শুধু </text:span><text:span text:style-name="T1">Esc </text:span><text:span text:style-name="T3">চাপা তারপর </text:span><text:span text:style-name="T1">dd </text:span><text:span text:style-name="T3">চাপা। </text:span></text:p>
      <text:p text:style-name="P2"> </text:p>
      <text:p text:style-name="P2"><text:span text:style-name="T3">তুমি যদি দশ আঙ্গুলে টাইপ করতে পারো </text:span><text:span text:style-name="T1">- </text:span><text:span text:style-name="T3">যেটাকে সবাই বলে টাচ টাইপিং </text:span><text:span text:style-name="T1">- </text:span><text:span text:style-name="T3">তাহলে তুমি বুঝবে এই কাজটা করতে কত কম সময় লাগে। ভিমের বেশিরভাগ কাজ হচ্ছে সবচে কাছের </text:span><text:span text:style-name="T1">Key</text:span><text:span text:style-name="T3">গুলো ব্যবহার করে</text:span><text:span text:style-name="T1">, </text:span><text:span text:style-name="T3">আমরা ভিমে নিচে যাই </text:span><text:span text:style-name="T1">j </text:span><text:span text:style-name="T3">চেপে</text:span><text:span text:style-name="T1">, </text:span><text:span text:style-name="T3">উপরে যাই </text:span><text:span text:style-name="T1">k </text:span><text:span text:style-name="T3">চেপে। এগুলো সব হচ্ছে টাচ টাইপিং এ হাত বসানোর জায়গার উপরে</text:span><text:span text:style-name="T1">, </text:span><text:span text:style-name="T3">সেই তুলনায় অ্যারো </text:span><text:span text:style-name="T1">Key</text:span><text:span text:style-name="T3">গুলো বেশ দূরে। তারপর ভিমে প্রচুর শর্টকাট আছে। আমার যদি ধরো ৩০ লাইন নিচে যাওয়া লাগে</text:span><text:span text:style-name="T1">, </text:span><text:span text:style-name="T3">আমি কিন্তু ৩০ বার অ্যারো কি চাপবো না। আমি মাউস ও খুঁজবো না</text:span><text:span text:style-name="T1">, </text:span><text:span text:style-name="T3">আমি শুধু </text:span><text:span text:style-name="T1">Esc </text:span><text:span text:style-name="T3">চাপবো</text:span><text:span text:style-name="T1">, </text:span><text:span text:style-name="T3">তারপর একবার </text:span><text:span text:style-name="T1">Ctrl+d </text:span><text:span text:style-name="T3">মারবো। </text:span></text:p>
      <text:p text:style-name="P2"> </text:p>
      <text:p text:style-name="P2"><text:span text:style-name="T3">উমম</text:span><text:span text:style-name="T1">.. </text:span><text:span text:style-name="T3">আমি কি লোভ দেখাতে পারছি</text:span><text:span text:style-name="T1">? </text:span><text:span text:style-name="T3">এবার কিছু সত্যি কথা বলি </text:span><text:span text:style-name="T1">- </text:span><text:span text:style-name="T3">ভিম একদমই ইউজার ফ্রেন্ডলি না</text:span><text:span text:style-name="T1">, </text:span><text:span text:style-name="T3">এমনকি ভিম খুব দ্রুত শেখাও যায় না। তারপর সারা জীবণ অ্যারো কিদের নিয়ে মারামারি করতে করতে হঠাৎ করে যখন কাওকে </text:span><text:span text:style-name="T1">hjkl </text:span><text:span text:style-name="T3">ব্যবহার করে ওঠা নামা করতে বলা হয়</text:span><text:span text:style-name="T1">, </text:span><text:span text:style-name="T3">সেটা তার কাছে তৈলাক্ত বাঁশ বেয়ে ওঠানামা করার মতোই পেইন লাগে। কিন্তু তুমি যখন ভিম ব্যবহার করতে শুরু করবে</text:span><text:span text:style-name="T1">, </text:span><text:span text:style-name="T3">এবং বুঝতে পারবে তুমি কত দ্রুত কোড করতে পারছো</text:span><text:span text:style-name="T1">, </text:span><text:span text:style-name="T3">তখন তোমার বাকি সব এডিটর মোটামুটি ভ্যানদা লাগবে। </text:span></text:p>
      <text:p text:style-name="P2"> </text:p>
      <text:p text:style-name="P3"><text:soft-page-break/><text:span text:style-name="T6">--- </text:span><text:span text:style-name="T9">লিনাক্সে ভিম ব্যবহার </text:span><text:span text:style-name="T6">"</text:span><text:span text:style-name="T9">শুরু</text:span><text:span text:style-name="T6">" </text:span><text:span text:style-name="T9">করা বেশ সহজ। বেশিরভাগ লিনাক্স ডিস্ট্রিবিউশনের সাথে ভিম ফ্রি আসে। উবুন্টুর জন্য ভিম এর কমান্ড হলো </text:span><text:span text:style-name="Source_20_Text"><text:span text:style-name="T11">gvim a.cpp</text:span></text:span><text:span text:style-name="T6"> </text:span><text:span text:style-name="T9">আর ফেডোরার জন্য </text:span><text:span text:style-name="Source_20_Text"><text:span text:style-name="T11">vi a.cpp</text:span></text:span><text:span text:style-name="T6"> </text:span><text:span text:style-name="T9">এখানে </text:span><text:span text:style-name="T6">a.cpp </text:span><text:span text:style-name="T9">হচ্ছে সেই ফাইলটা যেটা নিয়ে তুমি কাজ করছো। ভিম কিন্তু শুধু একটা এডিটর। কম্পাইল করার জন্য তোমার </text:span><text:span text:style-name="T6">g++ </text:span><text:span text:style-name="T9">ইন্সটল করা লাগবে। যেটা ফেডোরার সাথে এমনিই আসে আর উবুন্টুতে লিখতে হয় </text:span><text:span text:style-name="Source_20_Text"><text:span text:style-name="T11">sudo apt-get g++ </text:span></text:span><text:span text:style-name="T9">আর এরপর কোন কোড কম্পাইল করার জন্য শুধু লেখা লাগে</text:span><text:span text:style-name="Source_20_Text"><text:span text:style-name="T11">g++ code.cpp </text:span></text:span><text:span text:style-name="T9">যেখানে </text:span><text:span text:style-name="T6">code.cpp </text:span><text:span text:style-name="T9">হলো তোমার কোডের নাম। রান করতে লেখা লাগে</text:span><text:span text:style-name="Source_20_Text"><text:span text:style-name="T11">./a.out </text:span></text:span><text:span text:style-name="T9">তুমি যদি একটা ইনপুট ফাইল একে খাওয়াতে চাও তাহলে ফ্রিওপেন ছাড়াই কাজটা করা যায় শুধু </text:span><text:span text:style-name="Source_20_Text"><text:span text:style-name="T11">./a.out &lt; data </text:span></text:span><text:span text:style-name="T9">লিখে</text:span><text:span text:style-name="T6">, </text:span><text:span text:style-name="T9">যেখানে </text:span><text:span text:style-name="T6">data </text:span><text:span text:style-name="T9">ধরো তোমার ইনপুট ফাইলের নাম।</text:span></text:p>
      <text:p text:style-name="P2"> </text:p>
      <text:p text:style-name="P3"><text:span text:style-name="T8"> </text:span><text:span text:style-name="T9">উইন্ডোস এ কাজ করার জন্য তোমাকে জিভিম নামাতে হবে </text:span><text:a xlink:type="simple" xlink:href="http://www.vim.org/download.php#pc" text:style-name="Internet_20_link" text:visited-style-name="Visited_20_Internet_20_Link"><text:span text:style-name="T12">এখান</text:span></text:a><text:span text:style-name="T9"> থেকে। তুমি যদি অন্য কোন কম্পাইলর ব্যবহার করে কম্পাইল করতে চাও</text:span><text:span text:style-name="T6">, </text:span><text:span text:style-name="T9">তুমি স্বাধীণ</text:span><text:span text:style-name="T6">! </text:span><text:span text:style-name="T9">কিন্তু বেশিরভাগ অনলাইন জাজ</text:span><text:span text:style-name="T6">, </text:span><text:span text:style-name="T9">ওয়ার্ল্ড ফাইনালস</text:span><text:span text:style-name="T6">, </text:span><text:span text:style-name="T9">আইওআই</text:span><text:span text:style-name="T6">, </text:span><text:span text:style-name="T9">বড় যেকোন কন্টেস্ট </text:span><text:span text:style-name="T6">g++ </text:span><text:span text:style-name="T9">বা </text:span><text:span text:style-name="T6">gcc </text:span><text:span text:style-name="T9">এধরণের কম্পাইলর ব্যবহার করে</text:span><text:span text:style-name="T6">, </text:span><text:span text:style-name="T9">আর উইন্ডোজ এ শুধু ডেভ সিপিপি সেটা সাপোর্ট করে। আবার ডেভ </text:span><text:span text:style-name="T6">%lld </text:span><text:span text:style-name="T9">সাপোর্ট করে না। তো সবচে ভালো হয় তুমি যদি </text:span><text:a xlink:type="simple" xlink:href="http://www.cygwin.com/" text:style-name="Internet_20_link" text:visited-style-name="Visited_20_Internet_20_Link"><text:span text:style-name="T12">সিগউইন</text:span></text:a><text:span text:style-name="T9"> ব্যবহার করো </text:span><text:span text:style-name="T6">- </text:span><text:a xlink:type="simple" xlink:href="http://www.youtube.com/watch?v=tBRhjEDuck0&amp;feature=related" text:style-name="Internet_20_link" text:visited-style-name="Visited_20_Internet_20_Link"><text:span text:style-name="T12">এখান</text:span></text:a><text:span text:style-name="T9"> থেকে দেখে নিতে পারো কিভাবে ইন্সটল করতে হয় সিগউইন </text:span><text:span text:style-name="T6">- </text:span><text:span text:style-name="T9">মনে করে </text:span><text:span text:style-name="T6">g++ </text:span><text:span text:style-name="T9">সিলেক্ট করিয়ো </text:span><text:span text:style-name="T6">- </text:span><text:span text:style-name="T9">ভিডিওতে সেটা দেখায়নি। এরপর আরেকটা ছোট কাজ করা লাগে</text:span><text:span text:style-name="T6">, </text:span><text:span text:style-name="T9">সিগউইন সেট আপ করার জন্য </text:span><text:span text:style-name="T6">- </text:span><text:span text:style-name="T9">মাই কম্পিউটার এ রাইট ক্লিক করে অ্যাডভান্স এ গিয়ে এনভায়রনমেন্ট ভ্যারিয়েবলে একটা নতুন ভ্যারিয়েবল অ্যাড করতে হয় </text:span><text:span text:style-name="T6">- PATH </text:span><text:span text:style-name="T9">হল সেটার নাম আর অ্যাডরেস হলো</text:span><text:span text:style-name="T6">, </text:span><text:span text:style-name="T9">যেখানে তুমি সিগউইন ইন্সটল করেছো সেটা</text:span><text:span text:style-name="T6">, </text:span><text:span text:style-name="T9">যেমন আমারটায়  </text:span><text:span text:style-name="T6">c:\cygwin\bin </text:span><text:span text:style-name="T9">। </text:span></text:p>
      <text:p text:style-name="P2"> </text:p>
      <text:p text:style-name="P1">তাহলে তুমি একটা লিনাক্স কোর পেয়ে যাচ্ছো তোমার উইন্ডোস মেশিনে। ভিম নিয়ে এই কাজগুলো করা হয়ে গেলেই তুমি এক্সপেরিমেন্ট করতে শুরু করতে পারো। </text:p>
      <text:p text:style-name="P2"> </text:p>
      <text:p text:style-name="P3"><text:span text:style-name="T9">ভিম ব্যবহার করতে শেখা অনেকটা হাঁটা শেখার মতো। তো তুমি যদি ধুপুশ করে পড়তে পড়তে ভাবো</text:span><text:span text:style-name="T6">, </text:span><text:span text:style-name="T9">যে তোমার জন্য সাধারণ এডিটরই ভালো</text:span><text:span text:style-name="T6">, </text:span><text:span text:style-name="T9">তাহলে তুমি ফিরে যেতে পারো</text:span><text:span text:style-name="T6">, </text:span><text:span text:style-name="T9">কিন্তু আমি বলব</text:span><text:span text:style-name="T6">, </text:span><text:span text:style-name="T9">তুমি যদি সিরিয়াস ফাস্ট একটা কোডার হতে চাও</text:span><text:span text:style-name="T6">, </text:span><text:span text:style-name="T9">আর খামাখা অ্যারো কি চেপে চেপে বুড়ো হয়ে যেতে না চাও </text:span><text:span text:style-name="T6">- </text:span><text:span text:style-name="T9">তাহলে একটু হোঁচট খাও</text:span><text:span text:style-name="T6">! </text:span><text:span text:style-name="T9">আমি চাইলে ভিম নিয়ে আরো বকবক করতে পারতাম</text:span><text:span text:style-name="T6">, </text:span><text:span text:style-name="T9">কিন্তু অনেক মানুষ প্রচুর বকবক করে গেছে। ভিম শুরু করার জন্য </text:span><text:a xlink:type="simple" xlink:href="http://blog.interlinked.org/tutorials/vim_tutorial.html" text:style-name="Internet_20_link" text:visited-style-name="Visited_20_Internet_20_Link"><text:span text:style-name="T12">এটা</text:span></text:a><text:span text:style-name="T9"> খুব ভালো পোস্ট। আর </text:span><text:a xlink:type="simple" xlink:href="http://jmcpherson.org/editing.html" text:style-name="Internet_20_link" text:visited-style-name="Visited_20_Internet_20_Link"><text:span text:style-name="T12">এটাও</text:span></text:a><text:span text:style-name="T9">একটা বস লেখা। এসব পড়ার পর শুধু মনে করার জন্য </text:span><text:a xlink:type="simple" xlink:href="http://www.worldtimzone.com/res/vi.html" text:style-name="Internet_20_link" text:visited-style-name="Visited_20_Internet_20_Link"><text:span text:style-name="T12">এই চিট শিটটা</text:span></text:a><text:span text:style-name="T9"> দেখতে পারো।</text:span></text:p>
      <text:p text:style-name="P2"> </text:p>
      <text:p text:style-name="P3"><text:span text:style-name="T9">আশা করো না</text:span><text:span text:style-name="T6">, </text:span><text:span text:style-name="T9">যে তুমি একবার পড়েই ভিমের অদ্যোপান্ত সব জেনে যাবে। প্রথমে </text:span><text:span text:style-name="T6">hjkl </text:span><text:span text:style-name="T9">আর মোডগুলোর সাথে অভ্যস্ত হও তারপর ধীরে ধীরে বাকি জিনিসগুলো একটু একটু করে শিখে ফেলো।</text:span><text:a xlink:type="simple" xlink:href="http://smilitude.googlepages.com/_gvimrc" text:style-name="Internet_20_link" text:visited-style-name="Visited_20_Internet_20_Link"><text:span text:style-name="T12">এটা</text:span></text:a><text:span text:style-name="T9"> হচ্ছে আমার ভিম কনফিগারেশন ফাইল। এটা সেট করার জন্য উইন্ডোজ এ গিয়ে তোমাকে খুঁজে বের করতে হবে </text:span><text:span text:style-name="T6">_gvimrc </text:span><text:span text:style-name="T9">ফাইলটা</text:span><text:span text:style-name="T6">, </text:span><text:span text:style-name="T9">যেটা আছে ডকুমেন্ট অ্যান্ড সেটিঙস এ ইউজারের নামের ফোল্ডারে। যদি না থাকে </text:span><text:span text:style-name="T6">- </text:span><text:span text:style-name="T9">তৈরি করে নাও </text:span><text:span text:style-name="T6">- </text:span><text:span text:style-name="T9">অথবা এই ফাইলটাই কপি মারো সেখানে। আর লিনাক্সে তুমি </text:span><text:span text:style-name="T6">.vimrc </text:span><text:span text:style-name="T9">ফাইলটা খুলতে পারো টারমিনাল খুললে যেই উইন্ডোটা আসে সেখান থেকে। এটা হলো কনফিগারেশন ফাইল। তুমি তোমার মতো করে কাস্টোমাইজ করে নিতে পারো। </text:span></text:p>
      <text:p text:style-name="P2"> </text:p>
      <text:p text:style-name="P3"><text:span text:style-name="T9">আমারটায় </text:span><text:span text:style-name="T6">F5 ( </text:span><text:span text:style-name="T9">কমান্ড মোডে </text:span><text:span text:style-name="T6">) </text:span><text:span text:style-name="T9">চাপলে কম্পাইল</text:span><text:span text:style-name="T6">+</text:span><text:span text:style-name="T9">রান হয়</text:span><text:span text:style-name="T6">, </text:span><text:span text:style-name="T9">আর </text:span><text:span text:style-name="T6">F6 </text:span><text:span text:style-name="T9">চাপলে সে কম্পাইল করে রান করে তারপর </text:span><text:span text:style-name="T6">input.txt </text:span><text:span text:style-name="T9">থেকে ইনপুট নিয়ে শুধু আউটপুট দেখায়। তবে </text:span><text:span text:style-name="T6">- </text:span><text:span text:style-name="T9">তুমি যদি এটা উইন্ডোজ এ করতে চাও তোমার অবশ্যই সিগউইন লাগবে আর অবশ্যই </text:span><text:span text:style-name="T6">g++ </text:span><text:span text:style-name="T9">থাকতে হবে। আরো ভিম টিপস এর জন্য </text:span><text:a xlink:type="simple" xlink:href="http://vim.wikia.com/wiki/Vim_Tips_Wiki:Community_Portal" text:style-name="Internet_20_link" text:visited-style-name="Visited_20_Internet_20_Link"><text:span text:style-name="T12">এখানে</text:span></text:a><text:span text:style-name="T9"> ঢু মারতে পারো। শুভ কামনা ভিম নিয়ে ঘষাঘষি করার জন্য</text:span><text:span text:style-name="T6">! ;) </text:span></text:p>
      <text:p text:style-name="P2"> </text:p>
      <text:p text:style-name="P3"><text:span text:style-name="T10">পুনশ্চ</text:span><text:span text:style-name="T7">:</text:span><text:span text:style-name="T6"> </text:span><text:span text:style-name="T9">এই টিউটোরিয়ালটা অ্যাডভান্সড প্রোগ্রামারদের জন্য। তুমি যদি কিছুই না বোঝ</text:span><text:span text:style-name="T6">, </text:span><text:span text:style-name="T9">কোন সমস্যা নেই</text:span><text:span text:style-name="T6">! </text:span><text:span text:style-name="T9">বুড়ো হবার জন্য অপেক্ষা করো</text:span><text:span text:style-name="T6">! ;)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2:10:48.671649398</meta:creation-date>
    <dc:date>2019-08-01T12:11:36.532330053</dc:date>
    <meta:editing-duration>PT48S</meta:editing-duration>
    <meta:editing-cycles>1</meta:editing-cycles>
    <meta:generator>LibreOffice/6.2.5.2$Linux_X86_64 LibreOffice_project/20$Build-2</meta:generator>
    <meta:document-statistic meta:table-count="0" meta:image-count="0" meta:object-count="0" meta:page-count="2" meta:paragraph-count="27" meta:word-count="1033" meta:character-count="3957" meta:non-whitespace-character-count="2913"/>
  </office:meta>
</office:document-meta>
</file>